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Helvetica, sans-serif"/>
    <style:font-face style:name="Arial1" svg:font-family="Arial, serif"/>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Times New Roman" fo:font-size="12pt" fo:language="pt" fo:country="BR" style:font-name-asian="Courier New" style:font-size-asian="12pt" style:font-name-complex="Courier New" style:font-size-complex="12pt"/>
    </style:style>
    <style:style style:name="P2" style:family="paragraph" style:parent-style-name="Standard">
      <style:paragraph-properties fo:text-align="center" style:justify-single-word="false" style:text-autospace="none"/>
      <style:text-properties style:font-name="Times New Roman" fo:font-size="12pt" fo:language="pt" fo:country="BR" style:font-name-asian="Courier New" style:font-size-asian="12pt" style:font-name-complex="Courier New" style:font-size-complex="12pt"/>
    </style:style>
    <style:style style:name="P3" style:family="paragraph" style:parent-style-name="Standard">
      <style:paragraph-properties fo:text-align="justify" style:justify-single-word="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4" style:family="paragraph" style:parent-style-name="Standard">
      <style:paragraph-properties fo:text-align="center" style:justify-single-word="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5" style:family="paragraph" style:parent-style-name="Standard">
      <style:paragraph-properties fo:text-align="justify" style:justify-single-word="false" style:text-autospace="non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4pt" fo:language="pt" fo:country="BR" fo:font-weight="bold" style:font-name-asian="Courier New" style:font-size-asian="14pt" style:font-weight-asian="bold" style:font-name-complex="Courier New" style:font-size-complex="14pt" style:font-weight-complex="bold"/>
    </style:style>
    <style:style style:name="P8" style:family="paragraph" style:parent-style-name="Standard">
      <style:paragraph-properties fo:text-align="center" style:justify-single-word="false"/>
      <style:text-properties style:font-name="Times New Roman" fo:font-size="16pt" fo:language="pt" fo:country="BR" fo:font-weight="bold" style:font-name-asian="Courier New" style:font-size-asian="16pt" style:font-weight-asian="bold" style:font-name-complex="Courier New" style:font-size-complex="16pt" style:font-weight-complex="bold"/>
    </style:style>
    <style:style style:name="P9" style:family="paragraph" style:parent-style-name="Standard">
      <style:paragraph-properties fo:text-align="justify" style:justify-single-word="false" style:text-autospace="none"/>
      <style:text-properties fo:color="#000000" style:font-name="Times New Roman" fo:font-size="12pt" fo:language="pt" fo:country="BR" style:font-name-asian="Courier New" style:font-size-asian="12pt" style:font-name-complex="Courier New" style:font-size-complex="1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text-align="justify" style:justify-single-word="false"/>
      <style:text-properties style:font-name="Times New Roman" fo:font-size="12pt" fo:font-style="italic" style:font-size-asian="12pt" style:font-style-asian="italic" style:font-size-complex="12pt" style:font-style-complex="italic"/>
    </style:style>
    <style:style style:name="P15" style:family="paragraph" style:parent-style-name="Text_20_body">
      <style:paragraph-properties fo:text-align="justify" style:justify-single-word="false"/>
      <style:text-properties style:font-name="Times New Roman" fo:font-size="12pt" style:font-size-asian="12pt" style:font-size-complex="12pt"/>
    </style:style>
    <style:style style:name="P16" style:family="paragraph" style:parent-style-name="Text_20_body">
      <style:paragraph-properties fo:text-align="justify" style:justify-single-word="fals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style>
    <style:style style:name="P19" style:family="paragraph" style:parent-style-name="Table_20_Contents">
      <style:paragraph-properties fo:text-align="justify" style:justify-single-word="false" style:text-autospace="none"/>
      <style:text-properties fo:color="#000000" style:font-name="Times New Roman" fo:font-size="12pt" fo:language="pt" fo:country="BR" style:font-name-asian="Courier New" style:font-size-asian="12pt" style:font-name-complex="Courier New" style:font-size-complex="12pt"/>
    </style:style>
    <style:style style:name="P20" style:family="paragraph" style:parent-style-name="Text_20_body">
      <style:paragraph-properties fo:margin-left="1.349cm" fo:margin-right="1.429cm" fo:text-align="justify" style:justify-single-word="false" fo:text-indent="0cm" style:auto-text-indent="false"/>
    </style:style>
    <style:style style:name="P21" style:family="paragraph" style:parent-style-name="Text_20_body">
      <style:paragraph-properties fo:margin-left="1.349cm" fo:margin-right="1.429cm" fo:text-align="justify" style:justify-single-word="false" fo:text-indent="0cm" style:auto-text-indent="fals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22" style:family="paragraph" style:parent-style-name="Standard" style:list-style-name="L1">
      <style:paragraph-properties fo:text-align="center" style:justify-single-word="false" style:text-autospace="none"/>
      <style:text-properties style:font-name="Times New Roman" fo:font-size="12pt" fo:language="pt" fo:country="BR" fo:font-weight="bold" style:font-name-asian="Courier New" style:font-size-asian="12pt" style:font-weight-asian="bold" style:font-name-complex="Courier New" style:font-size-complex="12pt" style:font-weight-complex="bold"/>
    </style:style>
    <style:style style:name="P23" style:family="paragraph" style:parent-style-name="Standard">
      <style:paragraph-properties fo:text-align="justify" style:justify-single-word="false" style:text-autospace="none"/>
      <style:text-properties style:font-name="Times New Roman" fo:font-size="12pt" fo:language="pt" fo:country="BR" style:font-name-asian="Courier New" style:font-size-asian="12pt" style:font-name-complex="Courier New" style:font-size-complex="12pt"/>
    </style:style>
    <style:style style:name="T1" style:family="text">
      <style:text-properties style:font-name="Times New Roman1"/>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style-asian="normal" style:font-style-complex="normal"/>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color="#000000" style:font-name="Times New Roman"/>
    </style:style>
    <style:style style:name="T8" style:family="text">
      <style:text-properties fo:color="#000000" style:font-name="Times New Roman" fo:font-size="12pt" style:font-size-asian="12pt" style:font-size-complex="12pt"/>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ize="12pt" fo:language="pt" fo:country="BR" style:font-name-asian="Courier New" style:font-size-asian="12pt" style:font-name-complex="Courier New" style:font-size-complex="12p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Trabalho sobre Provadores Automáticos de Teoremas</text:p>
      <text:p text:style-name="P2"/>
      <text:p text:style-name="P2"/>
      <text:p text:style-name="P4">Vitor Araujo, Lisardo Kist, César Gárcia Daudt</text:p>
      <text:p text:style-name="P4"/>
      <text:p text:style-name="P4"/>
      <text:p text:style-name="P4">Trabalho realizado para cadeira Lógica para Computação</text:p>
      <text:list xml:id="list31360725" text:style-name="L1">
        <text:list-item>
          <text:p text:style-name="P22">INF05508 – Professor Luis Lamb – Turma A</text:p>
        </text:list-item>
      </text:list>
      <text:p text:style-name="P3"/>
      <text:p text:style-name="P3">Índice </text:p>
      <text:p text:style-name="P1">resumo<text:tab/><text:span text:style-name="T13"><text:tab/><text:tab/><text:tab/></text:span>1</text:p>
      <text:p text:style-name="P1">introdução<text:span text:style-name="T13"><text:tab/><text:tab/><text:tab/></text:span>1</text:p>
      <text:p text:style-name="P1">história<text:span text:style-name="T13"><text:tab/><text:tab/><text:tab/></text:span>2</text:p>
      <text:p text:style-name="P1">técnicas usadas<text:span text:style-name="T13"><text:tab/><text:tab/></text:span>3</text:p>
      <text:p text:style-name="P1">principais implementações<text:span text:style-name="T13"><text:tab/></text:span>5</text:p>
      <text:p text:style-name="P1">aplicações práticas<text:span text:style-name="T13"><text:tab/><text:tab/></text:span>7</text:p>
      <text:p text:style-name="P1">conclusão<text:span text:style-name="T13"><text:tab/><text:tab/><text:tab/></text:span>7</text:p>
      <text:p text:style-name="P1">referências<text:span text:style-name="T13"><text:tab/><text:tab/><text:tab/></text:span>7</text:p>
      <text:p text:style-name="P21"/>
      <text:p text:style-name="P20"><text:span text:style-name="T12">Resumo. </text:span><text:span text:style-name="T2"><text:s/>Apresentamos uma visão geral sobre provadores automáticos de teoremas. Para tanto, damos uma visão histórica sobre provadores automáticos e suas imjplementações. No capítulo sobre técnicas falamos dos conceitos básicos sobre provadores automáticos e por que técnicas eles funcionam. Por fim, damos alguna breves exemplos de aplicações práticas de provadores automáticos</text:span></text:p>
      <text:p text:style-name="P17"/>
      <text:p text:style-name="P17"/>
      <text:p text:style-name="P17">1. <text:s text:c="2"/>Introdução</text:p>
      <text:p text:style-name="P18"><text:tab/>A prova automática de teoremas (automated theorem proving, ATP) trata do desenvolvimento de programas capazes de demonstrar que uma determinada proposição é conseqüência lógica de outras proposições. A ATP é atualmente o campo mais desenvolvido da área de raciocínio automático.</text:p>
      <text:p text:style-name="P18"><text:tab/>Um sistema de ATP processa uma série de conjecturas, hipóteses e axiomas, escritos em uma linguagem formal que permite expressar de maneira precisa e não-ambígua o problema a ser resolvido, para gerar uma prova, que descreve como e por que as conjecturas seguem dos axiomas e hipóteses em uma forma que possa ser compreendida por seres humanos e, possivelmente, processada por outros programas. A linguagem utilizada representa uma lógica, freqüentemente a lógica clássica de primeira ordem, por ser expressiva o suficiente para permitir a especificação de problemas arbitrários de maneira razoavelmente intuitiva, mas outros tipos de lógica também são possíveis, como lógicas de alta ordem e lógicas não-clássicas. Muitas vezes a prova gerada não apenas é uma demonstração da validade de uma conjectura, mas também descreve um processo que pode ser implementado para resolver um problema.</text:p>
      <text:p text:style-name="P18"><text:tab/>Apesar do nome, os sistemas de prova automática de teorema são freqüentemente usados de maneira interativa por um especialista no domínio da aplicação, que guia o processo de inferência, ou determina lemas intermediários que devem ser provados no decorrer da demonstração. Isto permite que o problema seja resolvido em tempo hábil, já que a resolução de um problema pode consumir tempo exponencial, ou mesmo ser indecidível, dependendo da lógica em questão.</text:p>
      <text:p text:style-name="P10"><text:soft-page-break/><text:tab/>Um problema relacionado é o de verificação de provas, em que o sistema verifica a validade de uma prova já existente. Esse problema é bem mais simples, e é sempre decidível.</text:p>
      <text:p text:style-name="P10"/>
      <text:p text:style-name="P17">2. <text:s/>História</text:p>
      <text:p text:style-name="P18"><text:tab/>Pode-se dizer que a história da prova automática de teoremas começou em 1957, com a publicação do artigo "The Logic Theory Machine", por Newell, Shaw e Simon. Esse artigo descreve os resultados obtidos com o Logic Theorist, um programa escrito em 1955 e 1956 que tentava simular os processos de dedução humana para provar teoremas de lógica proposicional. O Logic Theorist foi capaz de provar 38 teoremas do Principia Mathematica, e introduziu diversos conceitos básicos da ATP e técnicas de inteligência artificial. Ele foi apresentado em uma conferência em 1956, que inaugurou o termo "inteligência artificial", despertando o interesse de outros na área de ATP.</text:p>
      <text:p text:style-name="P18"><text:tab/>Em 1960 o matemático Hao Wang desenvolveu programas capazes de provar todos os teoremas de lógica proposicional do Principia Mathematica em poucos minutos, e também a maior parte dos teoremas de lógica de predicados. Usando o tipo de análise lógica iniciado por Herbrand e Gentzen, Wang avançou substancialmente os trabalhos de Newell, Shaw, e Simon. Por esse trabalho ele recebeu a primeira Milestone Award for Automated Theorem Proving, em 1983.</text:p>
      <text:p text:style-name="P18"><text:tab/>Entre 1956 e 1959, Herbert Gelernter e Nathaniel Rochester desenvolveram o Geometry Theorem-proving Machine (GTM), que usava encadeamento reverso (backward chaining), partindo da conclusão em direção às premissas, criando metas secundárias cuja validade implica a conclusão final. O GTM era capaz de provar a maior parte dos problemas de exame de ensino médio dentro de seu domínio, levando cerca de 20 minutos para resolver os problemas mais difíceis.</text:p>
      <text:p text:style-name="P18"><text:tab/>Nesse meio tempo, Paul Gilmore trabalhava em métodos não-heurísticos, derivados dos procedimentos de prova da lógica clássica. Gilmore inspirou-se na técnica do tableau semântico de Beth; o procedimento utilizado era rudimentar, mas foi provavelmente o primeiro procedimento de prova mecanizado para o cálculo de predicados, e era capaz de provar teoremas de dificuldade moderada.</text:p>
      <text:p text:style-name="P18"><text:tab/>Em 1965, J.A. Robinson promoveu a idéia do princípio da resolução, que mais tarde foi melhorado utilizando restrições e estratégias de resolução, que reduzem o número de cláusulas a serem resolvidas. Nesse período, também surgiu um procedimento chamado eliminação de modelos, que levou ao desenvolvimento de um formato de resolução linear muito restrito, chamado SL-resolution, que foi usado nas primeiras versões da linguagem de programação Prolog. Também nesse período, na União Soviética, Maslov inventou o método inverso, bastante similar à resolução.</text:p>
      <text:p text:style-name="P18"><text:tab/>Entre 1963 e 1967, desenvolveu-se o projeto Semi Automated Mathematics (SAM), em que foi criada uma série de sistemas mais interativos do que os provadores automáticos até então apresentados. Esses sistemas possuíam uma boa interface com o usuário, e uma linguagem com grande poder de expressão. O primeiro dos sistemas SAM era primariamente um verificador de provas, mas a capacidade de prova de teoremas aumentou nas versões posteriores.</text:p>
      <text:p text:style-name="P18"><text:tab/>No começo dos anos 70, a resolução recebeu críticas e outros métodos de manipulação de fórmulas foram propostas. Woody Bledsoe questionou a capacidade de sistemas lógicos uniformes de manipular a matemática da teoria de conjuntos e apontou que determinados problemas são resolvidos de maneira muito mais simples pelo método de encadeamento reverso do que pelo princípio da resolução. Arthur Nevins desenvolveu paralelamente dois provadores capazes de processar teoremas que a maior parte dos provadores por resolução não eram capazes de manipular. Knuth e Bendix publicaram um artigo focando no potencial das regras de reescrita (rewrite rules). </text:p>
      <text:p text:style-name="P18"><text:tab/>Em 1975 e 1976 surgiu interesse em procedimentos de prova semelhantes à resolução que utilizam grafos como representação. No final dos anos 70, Peter Andrews desenvolveu o TPS, um provador de teoremas para a teoria de tipos. Embora esteja fundado nas técnicas lógicas (não-heurísticas), o TPS também apresenta traços da abordagem de simulação humana. Ele foi capaz de <text:soft-page-break/>provar o teorema de Cantor, além de vários teoremas de primeira ordem.</text:p>
      <text:p text:style-name="P18"><text:tab/>Em 1976, Kenneth Appel e Wolfgang Haken provaram o teorema das quatro cores, que diz que qualquer divisão de um plano em regiões contíguas pode ser colorida com apenas quatro cores, sem que nenhuma região que faça fronteira com outra possua a mesma cor. A validade do teorema havia sido estudada desde 1852 e permanecia uma questão em aberto até então. Esse foi o primeiro teorema importante provado por um sistema de ATP, ainda que boa parte do problema tenha sido resolvida manualmente. Em 1997, uma prova mais simples foi publicada por Robertson, Sanders, Seymour e Thomas, utilizando outro sistema de ATP, para dissipar as dúvidas que ainda existiam quanto à prova original. Em 2005, o teorema foi novamente provado por Gonthier usando um sistema de ATP de propósito geral.</text:p>
      <text:p text:style-name="P18"><text:tab/>A partir dos anos 80, os provadores automáticos de teoremas começaram a ser usados comercialmente, principalmente para verificação de hardware, mas também no campo de engenharia de software. Predominaram os sistemas de ATP interativos, embora tenha havido <text:span text:style-name="T1">avanços significativos com relação a provadores totalmente automatizados.</text:span></text:p>
      <text:p text:style-name="P10"><text:tab/>O caso mais famoso de bug em hardware aconteceu em 1994, no sistema de divisão em ponto flutuante no processador Pentium. Ficou conhecido como Pentium 'FDIV' bug (FDIV era a instruções de divisão de números com ponto flutuante, que potencialmente gerava resultados incorretos). A possibilidade do erro ocorrer era muito rara, mas a Intel foi forçada a fazer recall do produto devido a grande número de reclamações de usuários e pressão dos distribuidores. Desde então, tanto AMD quando Intel tem utilizado provadores automáticos de teoremas para sua verificação e desenho de seus circuitos integrados. </text:p>
      <text:p text:style-name="P10"/>
      <text:p text:style-name="P17">3. Conceitos básicos e técnicas utilizadas</text:p>
      <text:p text:style-name="P18">Sistemas de inferência natural: Utilizam-se primariamente de sistemas de encadeamento reverso (backward chaining), empregando diversas regras de inferência. Tais sistemas diferem de muitos sistemas lógicos tradicionais por não tentar economizar em regras de inferência e por evitar formas normais simétricas. O sistema de ATP de Bledsoe é um excelente exemplo de sistema de inferência natural. O formato de redução de problemas é um formato básico para estruturar a exploração de provas em sistemas de inferência natural.</text:p>
      <text:p text:style-name="P18"><text:tab/>Controle de direção de pesquisa: É a habilidade de utilizar tanto encadeamento progressivo quanto encadeamento reverso, de acordo com a situação em que a prova se encontra. Embora o encadeamento reverso, do objetivo em direção às premissas, seja geralmente mais vantajoso, freqüentemente é mais sábio gerar as conseqüências de certas proposições usando o encadeamento progressivo. Por exemplo, se uma dada premissa emprega símbolos que não estão em um vocabulário comum, pode-se procurar por conseqüências que utilizem símbolos mais comuns. Isto aumenta as chances de correspondência com uma meta secondária, fechando um ramo da árvore de pesquisa. Além disso, é muitas vezes mais eficiente expandir a prova em ambas direções, a partir das premissas e da meta final, terminando o desenvolvimento da prova no meio.</text:p>
      <text:p text:style-name="P18"><text:tab/>Regras de reescrita (rewrite rules): São freqüentemente obtidas a partir de uma equação, escolhendo-se uma direção de desenvolvimento e tratando a proposição como uma regra de substituição, onde variáveis podem ser instanciadas para adaptar-se à aplicação. As regras de reescrita são largamente utilizadas, tanto como um dispositivo de inferência primário quanto como um componente em sistemas maiores.</text:p>
      <text:p text:style-name="P18">Simplificação algébrica: Normalmente um pacote especializado que reduz expressões algébricas para uma forma normalizada, que facilita o processamento. Tais sistemas são freqüentemente implementados utilizando-se regras de reescrita. Os simplificadores algébricos são apenas um exemplo de pacotes de simplicação, mas são o tipo mais importante, e também um dos que atingiu um alto nível de sofisticação.</text:p>
      <text:p text:style-name="P18"><text:tab/>Procedimentos: São mecanismos que integram o controle de pesquisa com o processo de <text:soft-page-break/>inferência. Tais procedimentos podem alterar o fluxo de pesquisa utilizando heurísticas que reduzem o número de metas não provadas, e em alguns casos decidir diretamente a validade de uma proposição. Eles também podem dar preferência a determinadas regras de inferência, dependendo do contexto da prova.</text:p>
      <text:p text:style-name="P18">Tipos: Permitem reduzir o domínio de pesquisa, pois limitam a faixa de valores que cada variável pode assumir. Um sistema de ATP que possui controle de tipos realiza vários procedimentos de dedução mais eficientemente, pois as restrições de domínio não são tratadas por meio de axiomas, mas são inerentes ao sistema.</text:p>
      <text:p text:style-name="P18"><text:tab/>Programa supervisor: Uma porção do sistema que coordena o funcionamento de cada subrotina. O programa supervisor mantém estatísticas quanto à eficácia de cada regra de inferência, decide conflitos entre alternativas de busca, encerra ramos de pesquisa que exijam esforço excessivo e controla o processo de backtracking, escolhendo caminhos que pareçam mais promissores. Um sistema de ATP pode conter supervisores em vários níveis de hierarquia.</text:p>
      <text:p text:style-name="P18"><text:tab/>Interação Homem-Máquina: Embora certas classes de problemas possam ser rapidamente provadas de maneira totalmente automática, um usuário humano pode remover caminhos de pesquisa infrutíferos, fornecer lemas que o provador pode utilizar para atingir o objetivo final, ou atribuir valores a variáveis que lhe pareçam relevantes para a solução do problema, reduzindo substancialmente a quantidade de processamento necessária para concluir uma prova.</text:p>
      <text:p text:style-name="P18"><text:tab/>Resolução: Uma técnica de prova por contradição que busca determinar a insatisfabilidade de uma proposição. A idéia é representar todas as proposições da base de conhecimentos e a negação da conjectura a ser provada em uma forma normal conjuntiva, tratando cada conjunção como elementos em um conjunto S. À medida em que a regra de resolução é aplicada sobre as cláusulas, são eliminados literais repetidos. Se a proposição resultante possui literais complementares em disjunção, então ela é uma tautologia, e pode ser eliminada. Senão, ela é adicionada ao conjunto S, caso já não esteja presente. Se após um certo número de aplicações a cláusula vazia for derivada, então a fórmula negada é insatisfatível, e, portanto, a conjectura é válida. Se, por outro lado, a cláusula vazia não puder ser derivada, então a conjectura não segue dos axiomas da base de conhecimentos. Ao invés de um conjunto, podem ser utilizadas outras estruturas de dados, tais como árvores, listas, ou grafos direcionados acíclicos.</text:p>
      <text:p text:style-name="P18"><text:tab/>Um refinamento da regra de resolução é a resolução seletiva linear definida (SLD-resolution), utilizada em conjunto com as chamadas cláusulas de Horn, que são cláusulas contendo no máximo um literal positivo (não-negado). A resolução SLD é um caso especial da resolução SL, utilizada em Prolog.</text:p>
      <text:p text:style-name="P1"/>
      <text:p text:style-name="P1">Eliminação de modelos: Similar a uma forma restrita da resolução linear.</text:p>
      <text:p text:style-name="P1">*** please expand! ***</text:p>
      <text:p text:style-name="P1"/>
      <text:p text:style-name="P1">Tableau analítico: É um procedimento de prova para fórmulas de lógica de primeira ordem, e o método preferido para lógicas modais. Em um tableau analítico, a fórmula possui uma representação similar a uma árvore, em que cada nó representa uma subfórmula da fórmula na raiz. O método consiste em quebrar progressivamente cada subfórmula, gerando ramificações que correspondem às conjunções e disjunções da fórmula original. Quando um ramo contém um literal e a sua negação, a fórmula correspondente é insatisfatível, e o ramo é fechado. Se todos os ramos do tableau são fechados, então a fórmula representada pelo tableau é insatisfatível. Em lógica proposicional, também se pode provar a satisfatibilidade de uma fórmula se não é possível encontrar um tableau fechado.</text:p>
      <text:p text:style-name="P1"/>
      <text:p text:style-name="P1"/>
      <text:p text:style-name="P1"><text:s/>-&gt; eliminação de modelos</text:p>
      <text:p text:style-name="P1"><text:s/>-&gt; diagramas binários de decisão</text:p>
      <text:p text:style-name="P5"><text:soft-page-break/></text:p>
      <text:p text:style-name="P12">4. Principais implementações de provadores automáticos</text:p>
      <text:p text:style-name="P13">4.1. LCF</text:p>
      <text:p text:style-name="P6">LCF (Logic for Coputable Functions) é um provador aumático de teoremas interativo, o qual <text:s/>teve o <text:s/>desenvolvimento nas universidades de Edinburgo e Standford por liderado por Robin Milner. Este sistema introduziu a proposta geral da linguagem de programação ML permitir os usuários a escreverem táticas para prova de teoremas. Neste sistema, os teoremas são proposições de um TAD (tipo abstrado de dados) especial. A linguagem ML garante que esses sistema deriva teoremas usando apenas as regras de inferência dadas pelas operações do TAD. LCF pode ser considerado de fundamental importância para o desenvolvimento de outros provadores, tais como o HOL e Isabelle.</text:p>
      <text:p text:style-name="P6"/>
      <text:p text:style-name="P13">4.2. HOL</text:p>
      <text:p text:style-name="P15">HOL (Higher Order Logic) é uma família de provadores interativos de teoremas que dividem estratégias similares de lógica e implementação. Estes sistemas seguem a mesma tendência dos provadores LCF, os quais são implementados como uma biblioteca de alguma linguagem de programação. Estas bibliotecas trazem em sua implementação TADs (Tipos Abstratos de Dados) de teoremas já provados, fazendo assim com que novos objetos desses tipo sejam criados apenas usando os procedimentos desta biblioteca – os quais correspondem à regras de inferência em lógicas de alta ordem. Sendo assim, esses sistemas apresentam a vantagem de serem compostos por implementação muito pequena – mas confiável – que pode gerar resultados muito maiores através de combinações destas já confiadas implementações.</text:p>
      <text:p text:style-name="P15"><text:tab/>Sistemas da família HOL usam a linguagem ML ou sucessores desta. ML foi originalmente desenvolvida junto com LCF para de servir como uma meta-linguagem adequada para os sistemas de provas de teoremas.</text:p>
      <text:p text:style-name="P15"><text:tab/>Atualmente, apenas três sistemas HOL ainda estão sendo mantidos em desenvolvimento:</text:p>
      <text:p text:style-name="P15"><text:tab/>(1) HOL4: Baseado numa evolução do HOL88 – o qual surgiu por inspiração da implementação original HOL de Mike Gordon. HOL88 foi implementado em Common Lisp, ao contrário do HOL4, que seguiu o padrão do resto da família de usar o Standard ML e outros dialetos desta. Ambas vêm com uma grande quantidade de codificações em bibliotecas para a prova de teoremas.</text:p>
      <text:p text:style-name="P15"><text:tab/>(2) HOL Light: Surgida como uma proposta experimental de uma versão “minimalista” de HOL. Ainda que essa implementação tenha se desenvolvido e se tornado uma variante HOL bastante popular, suas bases lógicas permanecem de maneira extremamente simples. HOL Light começou sendo implementada em na linguagem Caml Light, ainda que agora use Ocaml.</text:p>
      <text:p text:style-name="P6"><text:tab/>(3) ProofPower: Surgido originalmente como um sistema comercial, destinado para prover suporte especial para trabalhar com notação Z (uma linguagem de especificação formal usada para descrever e modelar sistemas) e ajudar na área de especificação formal. Este projeto hoje é do tipo Open Source.</text:p>
      <text:p text:style-name="P6"/>
      <text:p text:style-name="P13">4.3. Isabelle</text:p>
      <text:p text:style-name="P15">Isabelle também é uma ferramenta interativa na prova de teoremas, tendo surgido como um sucessor do HOL. Por isso, também preserva a característica de ser um provador do tipo LCF, além de ter sido escrito em Standard ML, fazendo com que seja baseado numa lógica simples e pequena mas que garante a correção do sistema. O método de prova principal do Isabelle é uma versão de alta ordem do método de resolução. Ainda que seja um sistema interativo, Isabelle também propõe ferramentas eficientes de resolução automática, tais como um sistema de reescrita de termos e um provador Tableaux, além de muitos procedimentos de decisão. </text:p>
      <text:p text:style-name="P6"><text:tab/>Um dos principais uso de Isabelle de-se na formalização de muitos teoremas na área da <text:soft-page-break/>matemática e ciência da computação, sendo alguns deles: Teorema da completude de Gödel, teorema de Gödel <text:s/>sobre a consistência do axioma de escolha, teoremas sobre números primos, correção de protocolos de segurança e propriedades da semântica de liguagem de programação. Ainda no seu uso, pode-se destacar sua aplicação pela empresa Hewlett-Packard (HP) para o desing do servidor de linha da Runway bus HP 9000, onde o sistema constatou inúmeras inconsistências anteriormente não mostradas por testes e simulações. Outra área importante do uso do Isabelle é na verificação de implementação de softwares.</text:p>
      <text:p text:style-name="P6"/>
      <text:p text:style-name="P13">4.4. Otter</text:p>
      <text:p text:style-name="P15">Organized Techniques for Theorem-proving and Effective Research (Otter) foi desenvolvido por William McCune no Laboratório Nacional Argonne, em Illinois, EUA. Foi um dos primeiros provadores de teoremas de lógica de primeira ordem de alta performance destribuídos em larga escala. Além disso, foi pioneiro em um número considerável de importante técnicas de implementação de ATPs (Automatic Theorem Provers). Apesar de ter sido um sistema muito estável por vários anos, Otter não tem mais o seu desenvolvimento ativo. Um dos seus sucessores é o Prover9.</text:p>
      <text:p text:style-name="P6"><text:tab/>Como é um software em domínio público, este sistema está disponível para modificação e distribuição pelo público.</text:p>
      <text:p text:style-name="P6"/>
      <text:p text:style-name="P14">4.5. Vampire</text:p>
      <text:p text:style-name="P15">Vampire é um ATP para lógica clássica de primeira ordem desenvolvido no Departamento de Ciência da Computação da Universidade de Manchester. Este provador venceu a copa do mundo de provadores automáticos de teoremas (CADE ATP System Competition) na divisão mais prestigiada por dez anos (1999, 2001-2009).</text:p>
      <text:p text:style-name="P15"><text:tab/>Este sistema caracteriza-se por possuir eficientes técnicas de indexação na implementação de operações em conjuntos de termos e cláusulas. Além disse, uma especialização no tempo de excução de seus algorítmos é usada para acelerar operações custosas como a checagem da ordem de <text:s/>condições que a solução de um problema de otimização deve satisfazer.</text:p>
      <text:p text:style-name="P6"><text:tab/>Ainda que o kernel deste sistema trabalhe apenas com formas em cláusulas normais, o Vampire aceita um problema na sintaxe completa da lógica de primeira ordem, pois seu processador de componentes executa muitas transformações úteis antes de analisar as cláusulas em seu kernel. Quando um teorema é provado, o Vampire produz uma prova verificável, o que valida tanto a fase de transformação em cláusulas como a refutação de sua forma normal conjuntiva.</text:p>
      <text:p text:style-name="P6"/>
      <text:p text:style-name="P13">4.6. Gandalf</text:p>
      <text:p text:style-name="P15">Gandalf é uma família de ATP que inclui provas de lógica clássica, linear e intuicionista. Um de seus diferenciais é conter um grande número de diferentes estratégias de pesquisa, bem como a capacidade de selecionar automaticamente estratégias adequadas e experimentar o resultado destas. Sua implementação é feita na linguagem funcional Scheme e compilada no compilador Scheme-C Hobbit.</text:p>
      <text:p text:style-name="P15"><text:tab/>Apesar de possuir licensa GPL, existe uma versão comercial, chamada G, desenvolvida e destribuída pela Safelogic AB, que contem inúmeros aditivos, estratégias e otimizações voltadas especificamente para verifição de sistemas grandes.</text:p>
      <text:p text:style-name="P15"/>
      <text:p text:style-name="P12">5. <text:s text:c="3"/>Aplicações Práticas</text:p>
      <text:p text:style-name="P15">Além das evidentes aplicações na lógica, provadores automáticos de teoremas foram e têm sido utilizados para resolver muitos outro problemas.</text:p>
      <text:p text:style-name="P15"><text:tab/>William McCune utilizaou o provador Otter para achar conjuntos mínimos de axiomas, novo <text:soft-page-break/>axiomas unitários e resolver problemas interessantes na gama de estruturas algébricas. Fujita, Slaney e Bennett (os dois primeiros pesquisadores de ATP, e o ultimo um matemático) também utilizaram provadores automáticos para demonstrações matemáticas em quase-grupos.</text:p>
      <text:p text:style-name="P15"><text:tab/>Verificação de software é um outra área profícua para ATP, que vem sendo lentamente explorada. Um exemplo é o Karlsruhe Interactive Verifier. Trata-se de uma plataforma experimental para verificação interativa de programas desenvolvida pela universidade de Kalrsuhe. Tem sido aplicada com êxito na verificação de softwares acadêmicos softwares.</text:p>
      <text:p text:style-name="P15"><text:tab/>ATP também tem de certo modo sido utilizados na engenharia de softwares. Cite-se por exemplo, Kerberos que é um protocolo de autenticação desenvolvido no MIT pelo projeto Athena. É inspirado no protocolo Needham-Schroeder. Ele tem seu funcionamento descrito em uma lógica de primeira ordem, e o provador SETHEO é utilizado para verificar teoremas formulados em lógica BAN.</text:p>
      <text:p text:style-name="P15"><text:tab/>As aplicações de provadores, contudo, não se limita é ao escopo acadêmico. Verificação de Hardware é não só um exemplo de sua aplicação na industria, como também a principal aplicação de ATP atualmente.</text:p>
      <text:p text:style-name="P15"><text:tab/>Circuitos podem ser verificados através da comparação de sua implementação com as suas especificações formais. Este problema de comparação resolve o problema de satisfatibilidade, logo é NP-completo. Uma vez que verificação formal é computacionalmente cara, as empresas tomam uma decisão econômica entre tempo e dinheiro para atingir 100% de precisão. A maioria empresas optam por uma suposição seguida de teste na estratégia para depuração de seus componentes. Os engenheiros podem conceber a entrada do teste manualmente ou pseudo-aleatoriamente. No entanto, estes métodos não podem abranger todas as entradas possíveis e alguns bugs inevitavelmente cair através das rachaduras. </text:p>
      <text:p text:style-name="P15"><text:tab/>Intel é uma empresa que desenvolveu métodos de verificação com base em demonstrações automáticas de teoremas. A empresa começou a trabalhar em tais métodos, em Julho de 1997, após a descoberta de um bug no Pro Pentium flutuante ponto unidade de execução. A AMD também aplicada ATP para verificar seus chips..</text:p>
      <text:p text:style-name="P15"/>
      <text:p text:style-name="P16">6. Conclusão</text:p>
      <text:p text:style-name="P18">Provadores automaticos de teoremas são máquinas que<text:span text:style-name="T9"> conseguem verificar se um conjectura pode ser concluida a partir de certas premissas ou hipoteses. Chamamos esse processo de prova, e ele é <text:s/>realizado a paritr de seguidos passos, dispostos na forma de uma árvore de prova.</text:span></text:p>
      <text:p text:style-name="P18"><text:tab/>Os provadores automáticos de teoremas tiveram sua teorização e sua implementação bantante próximo ao início da própria computação. Foi pensando em maquinas que pudessem vericar conjecturas. Eram, na época, utilizados como ferramentas em provas matemáticas e lógicas. </text:p>
      <text:p text:style-name="P18"><text:tab/>Mais tarde, aplicações bastante diferentes para ATP se desenvolveram do ramo principal. Hoje eles são utilizados para diferentes finalidades, entre elas verificação de hardware, após o conhecido caso do Pentium 'FDIV' <text:s/>bug.</text:p>
      <text:p text:style-name="P1"/>
      <text:p text:style-name="P1"/>
      <text:p text:style-name="P3">Referências:</text:p>
      <text:p text:style-name="P1"/>
      <text:p text:style-name="P1">American Mathematical Society (1983). Proceeding of the Special Session on Automatic Theorem Proving. http://books.google.com.br/books?id=zJFaRikPhB4C</text:p>
      <text:p text:style-name="P1"/>
      <text:p text:style-name="P11"><text:span text:style-name="T11">Schumman, Johann. (2001) Automated theorem proving in software engineering. </text:span><text:span text:style-name="T3">Berlin: Springer.</text:span><text:span text:style-name="T8"> </text:span></text:p>
      <text:p text:style-name="P1"/>
      <text:p text:style-name="P1">Gallier, Jean. <text:s/>(1987). Logic for Computer Science: Foundations of Automatic Theorem Proving. <text:soft-page-break/>New York: John Wiley.</text:p>
      <text:p text:style-name="P1"/>
      <text:p text:style-name="P9"><text:span text:style-name="T4">Theorem Proving, </text:span><text:span text:style-name="T6">in </text:span><text:span text:style-name="T5">“</text:span><text:span text:style-name="T4">Encyclopedia of computer science”. 3. ed. Boston: International Thomson Computer, 1995.</text:span> </text:p>
      <text:p text:style-name="P1"/>
      <text:p text:style-name="P1">Sutcliffe, Geoff (2007). Automated Theorem Proving. &lt;<text:a xlink:type="simple" xlink:href="http://www.cs.miami.edu/~tptp/OverviewOfATP.html">http://www.cs.miami.edu/~tptp/OverviewOfATP.html</text:a>&gt;. <text:span text:style-name="T7">Acessado em 29 de setembro de 2009.</text:span></text:p>
      <text:p text:style-name="P1"/>
      <text:p text:style-name="P1">The Bulletin of Symbolic Logic (1996). In memoriam: Hao Wang. &lt;http://64.233.163.132/search?q=cache:8AKlEL2VNsQJ:www.math.ucla.edu/~asl/bsl/0201/0201-005.ps+Automated+Theorem+Proving+"Hao+Wang"&amp;cd=6&amp;hl=pt-BR&amp;ct=clnk&amp;gl=br&amp;client=firefox-a&gt;</text:p>
      <text:p text:style-name="P1"/>
      <text:p text:style-name="P1"><text:span text:style-name="T10">Irani, Lilly. Aplications od automatic theorem proving. &lt;</text:span><text:a xlink:type="simple" xlink:href="http://cse.stanford.edu/class/sophomore-college/projects-99/automatic-theorem-proving/Applicat.htm"><text:span text:style-name="T10">h</text:span></text:a><text:a xlink:type="simple" xlink:href="http://cse.stanford.edu/class/sophomore-college/projects-99/automatic-theorem-proving/Applicat.htm">ttp://cse.stanford.edu/class/sophomore-college/projects-99/automatic-theorem-proving/Applicat.htm</text:a>&gt;. <text:span text:style-name="T7">Acessado em 29 de setembro de 2009.</text:span></text:p>
      <text:p text:style-name="P1"/>
      <text:p text:style-name="P19">Gordon, Mike. From LCF to HOL: a short history. &lt;<text:a xlink:type="simple" xlink:href="http://www.cl.cam.ac.uk/~mjcg/papers/HolHistory.pdf">http://www.cl.cam.ac.uk/~mjcg/papers/HolHistory.pdf</text:a>&gt;. Acessado em 29 de setembro de 2009.</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Helvetica, sans-serif"/>
    <style:font-face style:name="Arial1" svg:font-family="Arial, serif"/>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Title" style:next-style-name="Text_20_body"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ésar Daudt</meta:initial-creator>
    <meta:creation-date>2009-11-28T16:19:01.87</meta:creation-date>
    <dc:date>2010-06-13T11:33:53.91</dc:date>
    <meta:editing-duration>PT05H23M40S</meta:editing-duration>
    <meta:editing-cycles>16</meta:editing-cycles>
    <meta:generator>BrOffice.org/3.2$Win32 OpenOffice.org_project/320m12$Build-9483</meta:generator>
    <dc:creator>João Gross</dc:creator>
    <meta:document-statistic meta:table-count="0" meta:image-count="0" meta:object-count="0" meta:page-count="8" meta:paragraph-count="91" meta:word-count="3758" meta:character-count="25237"/>
  </office:meta>
</office:document-meta>
</file>